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"BURN!! My name is Empyreon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Listen well, Heavenly Maidens!! I shall
burn your bodies into ash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And I Am Deep Blue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Shall Tear You To Shreds!"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"(I've long since lost interest in their
names...)"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1T16:02:39+01:00</meta:creation-date>
    <dc:date>2020-03-01T16:0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